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323302855711" calcext:value-type="float">
            <text:p>2.28323</text:p>
          </table:table-cell>
          <table:table-cell office:value-type="float" office:value="2.50699294422178" calcext:value-type="float">
            <text:p>2.50699</text:p>
          </table:table-cell>
          <table:table-cell office:value-type="float" office:value="3.97493862725451" calcext:value-type="float">
            <text:p>3.9749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7081840764863" calcext:value-type="float">
            <text:p>2.27082</text:p>
          </table:table-cell>
          <table:table-cell office:value-type="float" office:value="2.4923318512024" calcext:value-type="float">
            <text:p>2.49233</text:p>
          </table:table-cell>
          <table:table-cell office:value-type="float" office:value="3.96615355711423" calcext:value-type="float">
            <text:p>3.96615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58199966658" calcext:value-type="float">
            <text:p>2.19258</text:p>
          </table:table-cell>
          <table:table-cell office:value-type="float" office:value="2.40406768358756" calcext:value-type="float">
            <text:p>2.40407</text:p>
          </table:table-cell>
          <table:table-cell office:value-type="float" office:value="2.98680920230057" calcext:value-type="float">
            <text:p>2.9868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434412034719" calcext:value-type="float">
            <text:p>2.17434</text:p>
          </table:table-cell>
          <table:table-cell office:value-type="float" office:value="2.39619450008346" calcext:value-type="float">
            <text:p>2.39619</text:p>
          </table:table-cell>
          <table:table-cell office:value-type="float" office:value="3.02258512769154" calcext:value-type="float">
            <text:p>3.0225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576269067267" calcext:value-type="float">
            <text:p>2.18576</text:p>
          </table:table-cell>
          <table:table-cell office:value-type="float" office:value="2.39382616487455" calcext:value-type="float">
            <text:p>2.39383</text:p>
          </table:table-cell>
          <table:table-cell office:value-type="float" office:value="3.007951987997" calcext:value-type="float">
            <text:p>3.0079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8180729427475" calcext:value-type="float">
            <text:p>2.18181</text:p>
          </table:table-cell>
          <table:table-cell office:value-type="float" office:value="2.38149912368553" calcext:value-type="float">
            <text:p>2.3815</text:p>
          </table:table-cell>
          <table:table-cell office:value-type="float" office:value="3.00986229344016" calcext:value-type="float">
            <text:p>3.0098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035812672176" calcext:value-type="float">
            <text:p>2.32036</text:p>
          </table:table-cell>
          <table:table-cell office:value-type="float" office:value="2.56703188913933" calcext:value-type="float">
            <text:p>2.56703</text:p>
          </table:table-cell>
          <table:table-cell office:value-type="float" office:value="4.74730277986476" calcext:value-type="float">
            <text:p>4.747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284487436347" calcext:value-type="float">
            <text:p>2.31284</text:p>
          </table:table-cell>
          <table:table-cell office:value-type="float" office:value="2.55981728441439" calcext:value-type="float">
            <text:p>2.55982</text:p>
          </table:table-cell>
          <table:table-cell office:value-type="float" office:value="4.70538567493113" calcext:value-type="float">
            <text:p>4.7053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73070504798" calcext:value-type="float">
            <text:p>2.28973</text:p>
          </table:table-cell>
          <table:table-cell office:value-type="float" office:value="2.26629359616187" calcext:value-type="float">
            <text:p>2.26629</text:p>
          </table:table-cell>
          <table:table-cell office:value-type="float" office:value="3.74879349186483" calcext:value-type="float">
            <text:p>3.7487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322778473091" calcext:value-type="float">
            <text:p>2.28323</text:p>
          </table:table-cell>
          <table:table-cell office:value-type="float" office:value="2.27575229453484" calcext:value-type="float">
            <text:p>2.27575</text:p>
          </table:table-cell>
          <table:table-cell office:value-type="float" office:value="3.67428035043805" calcext:value-type="float">
            <text:p>3.6742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84902868101" calcext:value-type="float">
            <text:p>2.27785</text:p>
          </table:table-cell>
          <table:table-cell office:value-type="float" office:value="2.29959323411706" calcext:value-type="float">
            <text:p>2.29959</text:p>
          </table:table-cell>
          <table:table-cell office:value-type="float" office:value="3.1584192096048" calcext:value-type="float">
            <text:p>3.1584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48957551497" calcext:value-type="float">
            <text:p>2.2749</text:p>
          </table:table-cell>
          <table:table-cell office:value-type="float" office:value="2.55672087398882" calcext:value-type="float">
            <text:p>2.55672</text:p>
          </table:table-cell>
          <table:table-cell office:value-type="float" office:value="4.81765198899174" calcext:value-type="float">
            <text:p>4.8176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83183258296" calcext:value-type="float">
            <text:p>2.27283</text:p>
          </table:table-cell>
          <table:table-cell office:value-type="float" office:value="2.30121112639653" calcext:value-type="float">
            <text:p>2.30121</text:p>
          </table:table-cell>
          <table:table-cell office:value-type="float" office:value="3.13725612806403" calcext:value-type="float">
            <text:p>3.1372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41447807237" calcext:value-type="float">
            <text:p>2.15541</text:p>
          </table:table-cell>
          <table:table-cell office:value-type="float" office:value="2.27200464815741" calcext:value-type="float">
            <text:p>2.272</text:p>
          </table:table-cell>
          <table:table-cell office:value-type="float" office:value="3.49327413706853" calcext:value-type="float">
            <text:p>3.4932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085366107914" calcext:value-type="float">
            <text:p>2.27085</text:p>
          </table:table-cell>
          <table:table-cell office:value-type="float" office:value="2.54031023267451" calcext:value-type="float">
            <text:p>2.54031</text:p>
          </table:table-cell>
          <table:table-cell office:value-type="float" office:value="4.75994746059545" calcext:value-type="float">
            <text:p>4.7599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508722069368" calcext:value-type="float">
            <text:p>2.15087</text:p>
          </table:table-cell>
          <table:table-cell office:value-type="float" office:value="2.26837512506253" calcext:value-type="float">
            <text:p>2.26838</text:p>
          </table:table-cell>
          <table:table-cell office:value-type="float" office:value="3.46405452726363" calcext:value-type="float">
            <text:p>3.464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8109984985" calcext:value-type="float">
            <text:p>2.22381</text:p>
          </table:table-cell>
          <table:table-cell office:value-type="float" office:value="2.26328724557891" calcext:value-type="float">
            <text:p>2.26329</text:p>
          </table:table-cell>
          <table:table-cell office:value-type="float" office:value="3.26057182182182" calcext:value-type="float">
            <text:p>3.2605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4354751169" calcext:value-type="float">
            <text:p>2.25644</text:p>
          </table:table-cell>
          <table:table-cell office:value-type="float" office:value="2.25103623914496" calcext:value-type="float">
            <text:p>2.25104</text:p>
          </table:table-cell>
          <table:table-cell office:value-type="float" office:value="3.71260646292585" calcext:value-type="float">
            <text:p>3.7126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87996826987" calcext:value-type="float">
            <text:p>2.24488</text:p>
          </table:table-cell>
          <table:table-cell office:value-type="float" office:value="2.25024162909152" calcext:value-type="float">
            <text:p>2.25024</text:p>
          </table:table-cell>
          <table:table-cell office:value-type="float" office:value="3.65533942885772" calcext:value-type="float">
            <text:p>3.6553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19689011172" calcext:value-type="float">
            <text:p>2.2442</text:p>
          </table:table-cell>
          <table:table-cell office:value-type="float" office:value="2.31763610972153" calcext:value-type="float">
            <text:p>2.31764</text:p>
          </table:table-cell>
          <table:table-cell office:value-type="float" office:value="3.65933591795898" calcext:value-type="float">
            <text:p>3.659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303178178178" calcext:value-type="float">
            <text:p>2.22303</text:p>
          </table:table-cell>
          <table:table-cell office:value-type="float" office:value="2.24104114531198" calcext:value-type="float">
            <text:p>2.24104</text:p>
          </table:table-cell>
          <table:table-cell office:value-type="float" office:value="3.32598973973974" calcext:value-type="float">
            <text:p>3.3259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74062265566" calcext:value-type="float">
            <text:p>2.23374</text:p>
          </table:table-cell>
          <table:table-cell office:value-type="float" office:value="2.24827675668917" calcext:value-type="float">
            <text:p>2.24828</text:p>
          </table:table-cell>
          <table:table-cell office:value-type="float" office:value="2.99706301575394" calcext:value-type="float">
            <text:p>2.9970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80911288978" calcext:value-type="float">
            <text:p>2.23281</text:p>
          </table:table-cell>
          <table:table-cell office:value-type="float" office:value="2.3205114015341" calcext:value-type="float">
            <text:p>2.32051</text:p>
          </table:table-cell>
          <table:table-cell office:value-type="float" office:value="3.58734117058529" calcext:value-type="float">
            <text:p>3.587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830296769346" calcext:value-type="float">
            <text:p>2.2283</text:p>
          </table:table-cell>
          <table:table-cell office:value-type="float" office:value="2.30780323900159" calcext:value-type="float">
            <text:p>2.3078</text:p>
          </table:table-cell>
          <table:table-cell office:value-type="float" office:value="3.72201101928375" calcext:value-type="float">
            <text:p>3.7220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791447642887" calcext:value-type="float">
            <text:p>2.22791</text:p>
          </table:table-cell>
          <table:table-cell office:value-type="float" office:value="2.17346224447226" calcext:value-type="float">
            <text:p>2.17346</text:p>
          </table:table-cell>
          <table:table-cell office:value-type="float" office:value="2.92412015018773" calcext:value-type="float">
            <text:p>2.9241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37419651056" calcext:value-type="float">
            <text:p>2.22537</text:p>
          </table:table-cell>
          <table:table-cell office:value-type="float" office:value="2.31575820185324" calcext:value-type="float">
            <text:p>2.31576</text:p>
          </table:table-cell>
          <table:table-cell office:value-type="float" office:value="3.73823315802655" calcext:value-type="float">
            <text:p>3.7382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42794031841" calcext:value-type="float">
            <text:p>2.22343</text:p>
          </table:table-cell>
          <table:table-cell office:value-type="float" office:value="2.24930295073768" calcext:value-type="float">
            <text:p>2.2493</text:p>
          </table:table-cell>
          <table:table-cell office:value-type="float" office:value="2.92167166791698" calcext:value-type="float">
            <text:p>2.9216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21672924489" calcext:value-type="float">
            <text:p>2.22122</text:p>
          </table:table-cell>
          <table:table-cell office:value-type="float" office:value="2.19051251564456" calcext:value-type="float">
            <text:p>2.19051</text:p>
          </table:table-cell>
          <table:table-cell office:value-type="float" office:value="2.89612265331665" calcext:value-type="float">
            <text:p>2.8961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79321913812" calcext:value-type="float">
            <text:p>2.22079</text:p>
          </table:table-cell>
          <table:table-cell office:value-type="float" office:value="2.3175582437276" calcext:value-type="float">
            <text:p>2.31756</text:p>
          </table:table-cell>
          <table:table-cell office:value-type="float" office:value="3.43265316329082" calcext:value-type="float">
            <text:p>3.4326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55127723516" calcext:value-type="float">
            <text:p>2.20555</text:p>
          </table:table-cell>
          <table:table-cell office:value-type="float" office:value="2.21683571249687" calcext:value-type="float">
            <text:p>2.21684</text:p>
          </table:table-cell>
          <table:table-cell office:value-type="float" office:value="2.98595041322314" calcext:value-type="float">
            <text:p>2.9859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606662082187" calcext:value-type="float">
            <text:p>2.19607</text:p>
          </table:table-cell>
          <table:table-cell office:value-type="float" office:value="2.21616268650496" calcext:value-type="float">
            <text:p>2.21616</text:p>
          </table:table-cell>
          <table:table-cell office:value-type="float" office:value="3.002288072018" calcext:value-type="float">
            <text:p>3.002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450744308231" calcext:value-type="float">
            <text:p>2.21451</text:p>
          </table:table-cell>
          <table:table-cell office:value-type="float" office:value="2.06368953798682" calcext:value-type="float">
            <text:p>2.06369</text:p>
          </table:table-cell>
          <table:table-cell office:value-type="float" office:value="2.82299474605955" calcext:value-type="float">
            <text:p>2.8229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17271589487" calcext:value-type="float">
            <text:p>2.18017</text:p>
          </table:table-cell>
          <table:table-cell office:value-type="float" office:value="2.21252596996245" calcext:value-type="float">
            <text:p>2.21253</text:p>
          </table:table-cell>
          <table:table-cell office:value-type="float" office:value="3.02046307884856" calcext:value-type="float">
            <text:p>3.0204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79050954883" calcext:value-type="float">
            <text:p>2.21179</text:p>
          </table:table-cell>
          <table:table-cell office:value-type="float" office:value="2.30551622049871" calcext:value-type="float">
            <text:p>2.30552</text:p>
          </table:table-cell>
          <table:table-cell office:value-type="float" office:value="3.46110082561921" calcext:value-type="float">
            <text:p>3.461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65151230705" calcext:value-type="float">
            <text:p>2.16652</text:p>
          </table:table-cell>
          <table:table-cell office:value-type="float" office:value="2.21020692532332" calcext:value-type="float">
            <text:p>2.21021</text:p>
          </table:table-cell>
          <table:table-cell office:value-type="float" office:value="3.09309261576971" calcext:value-type="float">
            <text:p>3.0930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82356624092" calcext:value-type="float">
            <text:p>2.18382</text:p>
          </table:table-cell>
          <table:table-cell office:value-type="float" office:value="2.20783214375156" calcext:value-type="float">
            <text:p>2.20783</text:p>
          </table:table-cell>
          <table:table-cell office:value-type="float" office:value="3.01588279489106" calcext:value-type="float">
            <text:p>3.0158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29119756484" calcext:value-type="float">
            <text:p>2.20729</text:p>
          </table:table-cell>
          <table:table-cell office:value-type="float" office:value="2.31040165540822" calcext:value-type="float">
            <text:p>2.3104</text:p>
          </table:table-cell>
          <table:table-cell office:value-type="float" office:value="3.47093194896172" calcext:value-type="float">
            <text:p>3.4709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08808452113" calcext:value-type="float">
            <text:p>2.20609</text:p>
          </table:table-cell>
          <table:table-cell office:value-type="float" office:value="2.26547407685255" calcext:value-type="float">
            <text:p>2.26547</text:p>
          </table:table-cell>
          <table:table-cell office:value-type="float" office:value="3.79775068767192" calcext:value-type="float">
            <text:p>3.7977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22236809202" calcext:value-type="float">
            <text:p>2.20322</text:p>
          </table:table-cell>
          <table:table-cell office:value-type="float" office:value="2.32392837792782" calcext:value-type="float">
            <text:p>2.32393</text:p>
          </table:table-cell>
          <table:table-cell office:value-type="float" office:value="3.50618654663666" calcext:value-type="float">
            <text:p>3.506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904496957573" calcext:value-type="float">
            <text:p>2.11904</text:p>
          </table:table-cell>
          <table:table-cell office:value-type="float" office:value="2.20175762690673" calcext:value-type="float">
            <text:p>2.20176</text:p>
          </table:table-cell>
          <table:table-cell office:value-type="float" office:value="2.80438734683671" calcext:value-type="float">
            <text:p>2.8043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73290384455" calcext:value-type="float">
            <text:p>2.19873</text:p>
          </table:table-cell>
          <table:table-cell office:value-type="float" office:value="2.06628784088066" calcext:value-type="float">
            <text:p>2.06629</text:p>
          </table:table-cell>
          <table:table-cell office:value-type="float" office:value="2.77292844633475" calcext:value-type="float">
            <text:p>2.7729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42804451113" calcext:value-type="float">
            <text:p>2.20843</text:p>
          </table:table-cell>
          <table:table-cell office:value-type="float" office:value="2.19661269484038" calcext:value-type="float">
            <text:p>2.19661</text:p>
          </table:table-cell>
          <table:table-cell office:value-type="float" office:value="2.98590147536884" calcext:value-type="float">
            <text:p>2.985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1225775193798" calcext:value-type="float">
            <text:p>2.11226</text:p>
          </table:table-cell>
          <table:table-cell office:value-type="float" office:value="2.19457697757773" calcext:value-type="float">
            <text:p>2.19458</text:p>
          </table:table-cell>
          <table:table-cell office:value-type="float" office:value="2.77472868217054" calcext:value-type="float">
            <text:p>2.7747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54687760547" calcext:value-type="float">
            <text:p>2.19355</text:p>
          </table:table-cell>
          <table:table-cell office:value-type="float" office:value="2.13913269134567" calcext:value-type="float">
            <text:p>2.13913</text:p>
          </table:table-cell>
          <table:table-cell office:value-type="float" office:value="2.83948099049525" calcext:value-type="float">
            <text:p>2.839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94450008346" calcext:value-type="float">
            <text:p>2.18994</text:p>
          </table:table-cell>
          <table:table-cell office:value-type="float" office:value="2.19363075863796" calcext:value-type="float">
            <text:p>2.19363</text:p>
          </table:table-cell>
          <table:table-cell office:value-type="float" office:value="3.50674887330996" calcext:value-type="float">
            <text:p>3.5067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971822316809" calcext:value-type="float">
            <text:p>2.18972</text:p>
          </table:table-cell>
          <table:table-cell office:value-type="float" office:value="2.1837384201302" calcext:value-type="float">
            <text:p>2.18374</text:p>
          </table:table-cell>
          <table:table-cell office:value-type="float" office:value="3.49539434151227" calcext:value-type="float">
            <text:p>3.4953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27038009502" calcext:value-type="float">
            <text:p>2.18527</text:p>
          </table:table-cell>
          <table:table-cell office:value-type="float" office:value="2.28551335750604" calcext:value-type="float">
            <text:p>2.28551</text:p>
          </table:table-cell>
          <table:table-cell office:value-type="float" office:value="3.85897099274819" calcext:value-type="float">
            <text:p>3.8589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36834628562" calcext:value-type="float">
            <text:p>2.18137</text:p>
          </table:table-cell>
          <table:table-cell office:value-type="float" office:value="2.32925440795521" calcext:value-type="float">
            <text:p>2.32925</text:p>
          </table:table-cell>
          <table:table-cell office:value-type="float" office:value="3.02992604662823" calcext:value-type="float">
            <text:p>3.0299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609252542938" calcext:value-type="float">
            <text:p>2.17609</text:p>
          </table:table-cell>
          <table:table-cell office:value-type="float" office:value="2.14334125396031" calcext:value-type="float">
            <text:p>2.14334</text:p>
          </table:table-cell>
          <table:table-cell office:value-type="float" office:value="2.82300525262631" calcext:value-type="float">
            <text:p>2.8230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048257708699" calcext:value-type="float">
            <text:p>2.17048</text:p>
          </table:table-cell>
          <table:table-cell office:value-type="float" office:value="2.32371626138548" calcext:value-type="float">
            <text:p>2.32372</text:p>
          </table:table-cell>
          <table:table-cell office:value-type="float" office:value="3.02099147656054" calcext:value-type="float">
            <text:p>3.02099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14356974660332" calcext:value-type="float">
            <text:p>2.14357</text:p>
          </table:table-cell>
          <table:table-cell office:value-type="float" office:value="2.20358214553638" calcext:value-type="float">
            <text:p>2.20358</text:p>
          </table:table-cell>
          <table:table-cell office:value-type="float" office:value="2.90121905476369" calcext:value-type="float">
            <text:p>2.9012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815952201889" calcext:value-type="float">
            <text:p>2.13816</text:p>
          </table:table-cell>
          <table:table-cell office:value-type="float" office:value="2.19378979694159" calcext:value-type="float">
            <text:p>2.19379</text:p>
          </table:table-cell>
          <table:table-cell office:value-type="float" office:value="2.72614941087992" calcext:value-type="float">
            <text:p>2.72615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709962814406" calcext:value-type="float">
            <text:p>2.1371</text:p>
          </table:table-cell>
          <table:table-cell office:value-type="float" office:value="2.20839809476059" calcext:value-type="float">
            <text:p>2.2084</text:p>
          </table:table-cell>
          <table:table-cell office:value-type="float" office:value="2.70893833040862" calcext:value-type="float">
            <text:p>2.70894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990653913478" calcext:value-type="float">
            <text:p>2.12991</text:p>
          </table:table-cell>
          <table:table-cell office:value-type="float" office:value="2.08702008835542" calcext:value-type="float">
            <text:p>2.08702</text:p>
          </table:table-cell>
          <table:table-cell office:value-type="float" office:value="2.93533508377094" calcext:value-type="float">
            <text:p>2.935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60302575644" calcext:value-type="float">
            <text:p>2.1296</text:p>
          </table:table-cell>
          <table:table-cell office:value-type="float" office:value="2.0664921438693" calcext:value-type="float">
            <text:p>2.06649</text:p>
          </table:table-cell>
          <table:table-cell office:value-type="float" office:value="2.98079144786197" calcext:value-type="float">
            <text:p>2.980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947841126948" calcext:value-type="float">
            <text:p>2.12948</text:p>
          </table:table-cell>
          <table:table-cell office:value-type="float" office:value="2.22512784446112" calcext:value-type="float">
            <text:p>2.22513</text:p>
          </table:table-cell>
          <table:table-cell office:value-type="float" office:value="2.89600400100025" calcext:value-type="float">
            <text:p>2.89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2175910872103" calcext:value-type="float">
            <text:p>2.12176</text:p>
          </table:table-cell>
          <table:table-cell office:value-type="float" office:value="2.19352467900617" calcext:value-type="float">
            <text:p>2.19352</text:p>
          </table:table-cell>
          <table:table-cell office:value-type="float" office:value="2.78760255127564" calcext:value-type="float">
            <text:p>2.787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749927028605" calcext:value-type="float">
            <text:p>2.1875</text:p>
          </table:table-cell>
          <table:table-cell office:value-type="float" office:value="2.12130650070887" calcext:value-type="float">
            <text:p>2.12131</text:p>
          </table:table-cell>
          <table:table-cell office:value-type="float" office:value="3.04133224918689" calcext:value-type="float">
            <text:p>3.0413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2105604885776" calcext:value-type="float">
            <text:p>2.12106</text:p>
          </table:table-cell>
          <table:table-cell office:value-type="float" office:value="2.17019624395531" calcext:value-type="float">
            <text:p>2.1702</text:p>
          </table:table-cell>
          <table:table-cell office:value-type="float" office:value="2.7703851925963" calcext:value-type="float">
            <text:p>2.7703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265678425486" calcext:value-type="float">
            <text:p>2.22266</text:p>
          </table:table-cell>
          <table:table-cell office:value-type="float" office:value="2.09597051955633" calcext:value-type="float">
            <text:p>2.09597</text:p>
          </table:table-cell>
          <table:table-cell office:value-type="float" office:value="3.04193520140105" calcext:value-type="float">
            <text:p>3.0419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5" calcext:value-type="float">
            <text:p>5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5" calcext:value-type="float">
            <text:p>5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0" calcext:value-type="float">
            <text:p>0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0" calcext:value-type="float">
            <text:p>0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5" calcext:value-type="float">
            <text:p>5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0" calcext:value-type="float">
            <text:p>0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5" calcext:value-type="float">
            <text:p>5</text:p>
          </table:table-cell>
          <table:table-cell table:formula="of:=SUM([.BJ1:.BJ5])" office:value-type="float" office:value="5" calcext:value-type="float">
            <text:p>5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0" calcext:value-type="float">
            <text:p>0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73070504798" calcext:value-type="float">
            <text:p>2.28973</text:p>
          </table:table-cell>
          <table:table-cell office:value-type="float" office:value="2.26629359616187" calcext:value-type="float">
            <text:p>2.26629</text:p>
          </table:table-cell>
          <table:table-cell office:value-type="float" office:value="3.74879349186483" calcext:value-type="float">
            <text:p>3.7487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8])" office:value-type="float" office:value="2.20124683692401" calcext:value-type="float">
            <text:p>2.20125</text:p>
          </table:table-cell>
          <table:table-cell table:formula="of:=AVERAGE([.BT1:.BT18])" office:value-type="float" office:value="2.23875363469887" calcext:value-type="float">
            <text:p>2.23875</text:p>
          </table:table-cell>
          <table:table-cell table:formula="of:=AVERAGE([.BU1:.BU18])" office:value-type="float" office:value="3.38592487723695" calcext:value-type="float">
            <text:p>3.38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322778473091" calcext:value-type="float">
            <text:p>2.28323</text:p>
          </table:table-cell>
          <table:table-cell office:value-type="float" office:value="2.27575229453484" calcext:value-type="float">
            <text:p>2.27575</text:p>
          </table:table-cell>
          <table:table-cell office:value-type="float" office:value="3.67428035043805" calcext:value-type="float">
            <text:p>3.6742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5091002608236" calcext:value-type="float">
            <text:p>2.25091</text:p>
          </table:table-cell>
          <table:table-cell table:formula="of:=AVERAGE([.BT1:.BT5])" office:value-type="float" office:value="2.26781391520476" calcext:value-type="float">
            <text:p>2.26781</text:p>
          </table:table-cell>
          <table:table-cell table:formula="of:=AVERAGE([.BU1:.BU5])" office:value-type="float" office:value="3.56148763396018" calcext:value-type="float">
            <text:p>3.5614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830296769346" calcext:value-type="float">
            <text:p>2.2283</text:p>
          </table:table-cell>
          <table:table-cell office:value-type="float" office:value="2.30780323900159" calcext:value-type="float">
            <text:p>2.3078</text:p>
          </table:table-cell>
          <table:table-cell office:value-type="float" office:value="3.72201101928375" calcext:value-type="float">
            <text:p>3.7220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791447642887" calcext:value-type="float">
            <text:p>2.22791</text:p>
          </table:table-cell>
          <table:table-cell office:value-type="float" office:value="2.17346224447226" calcext:value-type="float">
            <text:p>2.17346</text:p>
          </table:table-cell>
          <table:table-cell office:value-type="float" office:value="2.92412015018773" calcext:value-type="float">
            <text:p>2.9241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37419651056" calcext:value-type="float">
            <text:p>2.22537</text:p>
          </table:table-cell>
          <table:table-cell office:value-type="float" office:value="2.31575820185324" calcext:value-type="float">
            <text:p>2.31576</text:p>
          </table:table-cell>
          <table:table-cell office:value-type="float" office:value="3.73823315802655" calcext:value-type="float">
            <text:p>3.7382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21672924489" calcext:value-type="float">
            <text:p>2.22122</text:p>
          </table:table-cell>
          <table:table-cell office:value-type="float" office:value="2.19051251564456" calcext:value-type="float">
            <text:p>2.19051</text:p>
          </table:table-cell>
          <table:table-cell office:value-type="float" office:value="2.89612265331665" calcext:value-type="float">
            <text:p>2.8961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79321913812" calcext:value-type="float">
            <text:p>2.22079</text:p>
          </table:table-cell>
          <table:table-cell office:value-type="float" office:value="2.3175582437276" calcext:value-type="float">
            <text:p>2.31756</text:p>
          </table:table-cell>
          <table:table-cell office:value-type="float" office:value="3.43265316329082" calcext:value-type="float">
            <text:p>3.4326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79050954883" calcext:value-type="float">
            <text:p>2.21179</text:p>
          </table:table-cell>
          <table:table-cell office:value-type="float" office:value="2.30551622049871" calcext:value-type="float">
            <text:p>2.30552</text:p>
          </table:table-cell>
          <table:table-cell office:value-type="float" office:value="3.46110082561921" calcext:value-type="float">
            <text:p>3.461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29119756484" calcext:value-type="float">
            <text:p>2.20729</text:p>
          </table:table-cell>
          <table:table-cell office:value-type="float" office:value="2.31040165540822" calcext:value-type="float">
            <text:p>2.3104</text:p>
          </table:table-cell>
          <table:table-cell office:value-type="float" office:value="3.47093194896172" calcext:value-type="float">
            <text:p>3.4709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08808452113" calcext:value-type="float">
            <text:p>2.20609</text:p>
          </table:table-cell>
          <table:table-cell office:value-type="float" office:value="2.26547407685255" calcext:value-type="float">
            <text:p>2.26547</text:p>
          </table:table-cell>
          <table:table-cell office:value-type="float" office:value="3.79775068767192" calcext:value-type="float">
            <text:p>3.7977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22236809202" calcext:value-type="float">
            <text:p>2.20322</text:p>
          </table:table-cell>
          <table:table-cell office:value-type="float" office:value="2.32392837792782" calcext:value-type="float">
            <text:p>2.32393</text:p>
          </table:table-cell>
          <table:table-cell office:value-type="float" office:value="3.50618654663666" calcext:value-type="float">
            <text:p>3.506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94450008346" calcext:value-type="float">
            <text:p>2.18994</text:p>
          </table:table-cell>
          <table:table-cell office:value-type="float" office:value="2.19363075863796" calcext:value-type="float">
            <text:p>2.19363</text:p>
          </table:table-cell>
          <table:table-cell office:value-type="float" office:value="3.50674887330996" calcext:value-type="float">
            <text:p>3.5067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971822316809" calcext:value-type="float">
            <text:p>2.18972</text:p>
          </table:table-cell>
          <table:table-cell office:value-type="float" office:value="2.1837384201302" calcext:value-type="float">
            <text:p>2.18374</text:p>
          </table:table-cell>
          <table:table-cell office:value-type="float" office:value="3.49539434151227" calcext:value-type="float">
            <text:p>3.4953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27038009502" calcext:value-type="float">
            <text:p>2.18527</text:p>
          </table:table-cell>
          <table:table-cell office:value-type="float" office:value="2.28551335750604" calcext:value-type="float">
            <text:p>2.28551</text:p>
          </table:table-cell>
          <table:table-cell office:value-type="float" office:value="3.85897099274819" calcext:value-type="float">
            <text:p>3.8589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14356974660332" calcext:value-type="float">
            <text:p>2.14357</text:p>
          </table:table-cell>
          <table:table-cell office:value-type="float" office:value="2.20358214553638" calcext:value-type="float">
            <text:p>2.20358</text:p>
          </table:table-cell>
          <table:table-cell office:value-type="float" office:value="2.90121905476369" calcext:value-type="float">
            <text:p>2.9012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990653913478" calcext:value-type="float">
            <text:p>2.12991</text:p>
          </table:table-cell>
          <table:table-cell office:value-type="float" office:value="2.08702008835542" calcext:value-type="float">
            <text:p>2.08702</text:p>
          </table:table-cell>
          <table:table-cell office:value-type="float" office:value="2.93533508377094" calcext:value-type="float">
            <text:p>2.935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60302575644" calcext:value-type="float">
            <text:p>2.1296</text:p>
          </table:table-cell>
          <table:table-cell office:value-type="float" office:value="2.0664921438693" calcext:value-type="float">
            <text:p>2.06649</text:p>
          </table:table-cell>
          <table:table-cell office:value-type="float" office:value="2.98079144786197" calcext:value-type="float">
            <text:p>2.980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947841126948" calcext:value-type="float">
            <text:p>2.12948</text:p>
          </table:table-cell>
          <table:table-cell office:value-type="float" office:value="2.22512784446112" calcext:value-type="float">
            <text:p>2.22513</text:p>
          </table:table-cell>
          <table:table-cell office:value-type="float" office:value="2.89600400100025" calcext:value-type="float">
            <text:p>2.89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035812672176" calcext:value-type="float">
            <text:p>2.32036</text:p>
          </table:table-cell>
          <table:table-cell office:value-type="float" office:value="2.56703188913933" calcext:value-type="float">
            <text:p>2.56703</text:p>
          </table:table-cell>
          <table:table-cell office:value-type="float" office:value="4.74730277986476" calcext:value-type="float">
            <text:p>4.747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9:.BS32])" office:value-type="float" office:value="2.2331984415503" calcext:value-type="float">
            <text:p>2.2332</text:p>
          </table:table-cell>
          <table:table-cell table:formula="of:=AVERAGE([.BT19:.BT32])" office:value-type="float" office:value="2.30553366913299" calcext:value-type="float">
            <text:p>2.30553</text:p>
          </table:table-cell>
          <table:table-cell table:formula="of:=AVERAGE([.BU19:.BU32])" office:value-type="float" office:value="3.51900982195718" calcext:value-type="float">
            <text:p>3.51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284487436347" calcext:value-type="float">
            <text:p>2.31284</text:p>
          </table:table-cell>
          <table:table-cell office:value-type="float" office:value="2.55981728441439" calcext:value-type="float">
            <text:p>2.55982</text:p>
          </table:table-cell>
          <table:table-cell office:value-type="float" office:value="4.70538567493113" calcext:value-type="float">
            <text:p>4.7053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9:.BS23])" office:value-type="float" office:value="2.29175592349978" calcext:value-type="float">
            <text:p>2.29176</text:p>
          </table:table-cell>
          <table:table-cell table:formula="of:=AVERAGE([.BT19:.BT23])" office:value-type="float" office:value="2.45687488161123" calcext:value-type="float">
            <text:p>2.45687</text:p>
          </table:table-cell>
          <table:table-cell table:formula="of:=AVERAGE([.BU19:.BU23])" office:value-type="float" office:value="4.11320315629129" calcext:value-type="float">
            <text:p>4.1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84902868101" calcext:value-type="float">
            <text:p>2.27785</text:p>
          </table:table-cell>
          <table:table-cell office:value-type="float" office:value="2.29959323411706" calcext:value-type="float">
            <text:p>2.29959</text:p>
          </table:table-cell>
          <table:table-cell office:value-type="float" office:value="3.1584192096048" calcext:value-type="float">
            <text:p>3.1584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48957551497" calcext:value-type="float">
            <text:p>2.2749</text:p>
          </table:table-cell>
          <table:table-cell office:value-type="float" office:value="2.55672087398882" calcext:value-type="float">
            <text:p>2.55672</text:p>
          </table:table-cell>
          <table:table-cell office:value-type="float" office:value="4.81765198899174" calcext:value-type="float">
            <text:p>4.8176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83183258296" calcext:value-type="float">
            <text:p>2.27283</text:p>
          </table:table-cell>
          <table:table-cell office:value-type="float" office:value="2.30121112639653" calcext:value-type="float">
            <text:p>2.30121</text:p>
          </table:table-cell>
          <table:table-cell office:value-type="float" office:value="3.13725612806403" calcext:value-type="float">
            <text:p>3.1372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085366107914" calcext:value-type="float">
            <text:p>2.27085</text:p>
          </table:table-cell>
          <table:table-cell office:value-type="float" office:value="2.54031023267451" calcext:value-type="float">
            <text:p>2.54031</text:p>
          </table:table-cell>
          <table:table-cell office:value-type="float" office:value="4.75994746059545" calcext:value-type="float">
            <text:p>4.7599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19689011172" calcext:value-type="float">
            <text:p>2.2442</text:p>
          </table:table-cell>
          <table:table-cell office:value-type="float" office:value="2.31763610972153" calcext:value-type="float">
            <text:p>2.31764</text:p>
          </table:table-cell>
          <table:table-cell office:value-type="float" office:value="3.65933591795898" calcext:value-type="float">
            <text:p>3.659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80911288978" calcext:value-type="float">
            <text:p>2.23281</text:p>
          </table:table-cell>
          <table:table-cell office:value-type="float" office:value="2.3205114015341" calcext:value-type="float">
            <text:p>2.32051</text:p>
          </table:table-cell>
          <table:table-cell office:value-type="float" office:value="3.58734117058529" calcext:value-type="float">
            <text:p>3.587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450744308231" calcext:value-type="float">
            <text:p>2.21451</text:p>
          </table:table-cell>
          <table:table-cell office:value-type="float" office:value="2.06368953798682" calcext:value-type="float">
            <text:p>2.06369</text:p>
          </table:table-cell>
          <table:table-cell office:value-type="float" office:value="2.82299474605955" calcext:value-type="float">
            <text:p>2.8229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73290384455" calcext:value-type="float">
            <text:p>2.19873</text:p>
          </table:table-cell>
          <table:table-cell office:value-type="float" office:value="2.06628784088066" calcext:value-type="float">
            <text:p>2.06629</text:p>
          </table:table-cell>
          <table:table-cell office:value-type="float" office:value="2.77292844633475" calcext:value-type="float">
            <text:p>2.7729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54687760547" calcext:value-type="float">
            <text:p>2.19355</text:p>
          </table:table-cell>
          <table:table-cell office:value-type="float" office:value="2.13913269134567" calcext:value-type="float">
            <text:p>2.13913</text:p>
          </table:table-cell>
          <table:table-cell office:value-type="float" office:value="2.83948099049525" calcext:value-type="float">
            <text:p>2.839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609252542938" calcext:value-type="float">
            <text:p>2.17609</text:p>
          </table:table-cell>
          <table:table-cell office:value-type="float" office:value="2.14334125396031" calcext:value-type="float">
            <text:p>2.14334</text:p>
          </table:table-cell>
          <table:table-cell office:value-type="float" office:value="2.82300525262631" calcext:value-type="float">
            <text:p>2.8230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815952201889" calcext:value-type="float">
            <text:p>2.13816</text:p>
          </table:table-cell>
          <table:table-cell office:value-type="float" office:value="2.19378979694159" calcext:value-type="float">
            <text:p>2.19379</text:p>
          </table:table-cell>
          <table:table-cell office:value-type="float" office:value="2.72614941087992" calcext:value-type="float">
            <text:p>2.72615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709962814406" calcext:value-type="float">
            <text:p>2.1371</text:p>
          </table:table-cell>
          <table:table-cell office:value-type="float" office:value="2.20839809476059" calcext:value-type="float">
            <text:p>2.2084</text:p>
          </table:table-cell>
          <table:table-cell office:value-type="float" office:value="2.70893833040862" calcext:value-type="float">
            <text:p>2.70894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74062265566" calcext:value-type="float">
            <text:p>2.23374</text:p>
          </table:table-cell>
          <table:table-cell office:value-type="float" office:value="2.24827675668917" calcext:value-type="float">
            <text:p>2.24828</text:p>
          </table:table-cell>
          <table:table-cell office:value-type="float" office:value="2.99706301575394" calcext:value-type="float">
            <text:p>2.9970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3:.BS38])" office:value-type="float" office:value="2.17530577398758" calcext:value-type="float">
            <text:p>2.17531</text:p>
          </table:table-cell>
          <table:table-cell table:formula="of:=AVERAGE([.BT33:.BT38])" office:value-type="float" office:value="2.25237854995484" calcext:value-type="float">
            <text:p>2.25238</text:p>
          </table:table-cell>
          <table:table-cell table:formula="of:=AVERAGE([.BU33:.BU38])" office:value-type="float" office:value="2.92127332512194" calcext:value-type="float">
            <text:p>2.9212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42794031841" calcext:value-type="float">
            <text:p>2.22343</text:p>
          </table:table-cell>
          <table:table-cell office:value-type="float" office:value="2.24930295073768" calcext:value-type="float">
            <text:p>2.2493</text:p>
          </table:table-cell>
          <table:table-cell office:value-type="float" office:value="2.92167166791698" calcext:value-type="float">
            <text:p>2.9216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3:.BS37])" office:value-type="float" office:value="2.18615571901354" calcext:value-type="float">
            <text:p>2.18616</text:p>
          </table:table-cell>
          <table:table-cell table:formula="of:=AVERAGE([.BT33:.BT37])" office:value-type="float" office:value="2.26881501115474" calcext:value-type="float">
            <text:p>2.26882</text:p>
          </table:table-cell>
          <table:table-cell table:formula="of:=AVERAGE([.BU33:.BU37])" office:value-type="float" office:value="2.95145095162707" calcext:value-type="float">
            <text:p>2.95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36834628562" calcext:value-type="float">
            <text:p>2.18137</text:p>
          </table:table-cell>
          <table:table-cell office:value-type="float" office:value="2.32925440795521" calcext:value-type="float">
            <text:p>2.32925</text:p>
          </table:table-cell>
          <table:table-cell office:value-type="float" office:value="3.02992604662823" calcext:value-type="float">
            <text:p>3.0299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048257708699" calcext:value-type="float">
            <text:p>2.17048</text:p>
          </table:table-cell>
          <table:table-cell office:value-type="float" office:value="2.32371626138548" calcext:value-type="float">
            <text:p>2.32372</text:p>
          </table:table-cell>
          <table:table-cell office:value-type="float" office:value="3.02099147656054" calcext:value-type="float">
            <text:p>3.02099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2175910872103" calcext:value-type="float">
            <text:p>2.12176</text:p>
          </table:table-cell>
          <table:table-cell office:value-type="float" office:value="2.19352467900617" calcext:value-type="float">
            <text:p>2.19352</text:p>
          </table:table-cell>
          <table:table-cell office:value-type="float" office:value="2.78760255127564" calcext:value-type="float">
            <text:p>2.787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2105604885776" calcext:value-type="float">
            <text:p>2.12106</text:p>
          </table:table-cell>
          <table:table-cell office:value-type="float" office:value="2.17019624395531" calcext:value-type="float">
            <text:p>2.1702</text:p>
          </table:table-cell>
          <table:table-cell office:value-type="float" office:value="2.7703851925963" calcext:value-type="float">
            <text:p>2.7703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323302855711" calcext:value-type="float">
            <text:p>2.28323</text:p>
          </table:table-cell>
          <table:table-cell office:value-type="float" office:value="2.50699294422178" calcext:value-type="float">
            <text:p>2.50699</text:p>
          </table:table-cell>
          <table:table-cell office:value-type="float" office:value="3.97493862725451" calcext:value-type="float">
            <text:p>3.9749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39:.BS60])" office:value-type="float" office:value="2.19659129880328" calcext:value-type="float">
            <text:p>2.19659</text:p>
          </table:table-cell>
          <table:table-cell table:formula="of:=AVERAGE([.BT39:.BT60])" office:value-type="float" office:value="2.27248572989235" calcext:value-type="float">
            <text:p>2.27249</text:p>
          </table:table-cell>
          <table:table-cell table:formula="of:=AVERAGE([.BU39:.BU60])" office:value-type="float" office:value="3.21118631105408" calcext:value-type="float">
            <text:p>3.211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7081840764863" calcext:value-type="float">
            <text:p>2.27082</text:p>
          </table:table-cell>
          <table:table-cell office:value-type="float" office:value="2.4923318512024" calcext:value-type="float">
            <text:p>2.49233</text:p>
          </table:table-cell>
          <table:table-cell office:value-type="float" office:value="3.96615355711423" calcext:value-type="float">
            <text:p>3.96615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39:.BS43])" office:value-type="float" office:value="2.22134804937844" calcext:value-type="float">
            <text:p>2.22135</text:p>
          </table:table-cell>
          <table:table-cell table:formula="of:=AVERAGE([.BT39:.BT43])" office:value-type="float" office:value="2.43868262879395" calcext:value-type="float">
            <text:p>2.43868</text:p>
          </table:table-cell>
          <table:table-cell table:formula="of:=AVERAGE([.BU39:.BU43])" office:value-type="float" office:value="3.39168770047157" calcext:value-type="float">
            <text:p>3.3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58199966658" calcext:value-type="float">
            <text:p>2.19258</text:p>
          </table:table-cell>
          <table:table-cell office:value-type="float" office:value="2.40406768358756" calcext:value-type="float">
            <text:p>2.40407</text:p>
          </table:table-cell>
          <table:table-cell office:value-type="float" office:value="2.98680920230057" calcext:value-type="float">
            <text:p>2.9868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434412034719" calcext:value-type="float">
            <text:p>2.17434</text:p>
          </table:table-cell>
          <table:table-cell office:value-type="float" office:value="2.39619450008346" calcext:value-type="float">
            <text:p>2.39619</text:p>
          </table:table-cell>
          <table:table-cell office:value-type="float" office:value="3.02258512769154" calcext:value-type="float">
            <text:p>3.0225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576269067267" calcext:value-type="float">
            <text:p>2.18576</text:p>
          </table:table-cell>
          <table:table-cell office:value-type="float" office:value="2.39382616487455" calcext:value-type="float">
            <text:p>2.39383</text:p>
          </table:table-cell>
          <table:table-cell office:value-type="float" office:value="3.007951987997" calcext:value-type="float">
            <text:p>3.0079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8180729427475" calcext:value-type="float">
            <text:p>2.18181</text:p>
          </table:table-cell>
          <table:table-cell office:value-type="float" office:value="2.38149912368553" calcext:value-type="float">
            <text:p>2.3815</text:p>
          </table:table-cell>
          <table:table-cell office:value-type="float" office:value="3.00986229344016" calcext:value-type="float">
            <text:p>3.0098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41447807237" calcext:value-type="float">
            <text:p>2.15541</text:p>
          </table:table-cell>
          <table:table-cell office:value-type="float" office:value="2.27200464815741" calcext:value-type="float">
            <text:p>2.272</text:p>
          </table:table-cell>
          <table:table-cell office:value-type="float" office:value="3.49327413706853" calcext:value-type="float">
            <text:p>3.4932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508722069368" calcext:value-type="float">
            <text:p>2.15087</text:p>
          </table:table-cell>
          <table:table-cell office:value-type="float" office:value="2.26837512506253" calcext:value-type="float">
            <text:p>2.26838</text:p>
          </table:table-cell>
          <table:table-cell office:value-type="float" office:value="3.46405452726363" calcext:value-type="float">
            <text:p>3.464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8109984985" calcext:value-type="float">
            <text:p>2.22381</text:p>
          </table:table-cell>
          <table:table-cell office:value-type="float" office:value="2.26328724557891" calcext:value-type="float">
            <text:p>2.26329</text:p>
          </table:table-cell>
          <table:table-cell office:value-type="float" office:value="3.26057182182182" calcext:value-type="float">
            <text:p>3.2605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4354751169" calcext:value-type="float">
            <text:p>2.25644</text:p>
          </table:table-cell>
          <table:table-cell office:value-type="float" office:value="2.25103623914496" calcext:value-type="float">
            <text:p>2.25104</text:p>
          </table:table-cell>
          <table:table-cell office:value-type="float" office:value="3.71260646292585" calcext:value-type="float">
            <text:p>3.7126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87996826987" calcext:value-type="float">
            <text:p>2.24488</text:p>
          </table:table-cell>
          <table:table-cell office:value-type="float" office:value="2.25024162909152" calcext:value-type="float">
            <text:p>2.25024</text:p>
          </table:table-cell>
          <table:table-cell office:value-type="float" office:value="3.65533942885772" calcext:value-type="float">
            <text:p>3.6553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303178178178" calcext:value-type="float">
            <text:p>2.22303</text:p>
          </table:table-cell>
          <table:table-cell office:value-type="float" office:value="2.24104114531198" calcext:value-type="float">
            <text:p>2.24104</text:p>
          </table:table-cell>
          <table:table-cell office:value-type="float" office:value="3.32598973973974" calcext:value-type="float">
            <text:p>3.3259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55127723516" calcext:value-type="float">
            <text:p>2.20555</text:p>
          </table:table-cell>
          <table:table-cell office:value-type="float" office:value="2.21683571249687" calcext:value-type="float">
            <text:p>2.21684</text:p>
          </table:table-cell>
          <table:table-cell office:value-type="float" office:value="2.98595041322314" calcext:value-type="float">
            <text:p>2.9859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606662082187" calcext:value-type="float">
            <text:p>2.19607</text:p>
          </table:table-cell>
          <table:table-cell office:value-type="float" office:value="2.21616268650496" calcext:value-type="float">
            <text:p>2.21616</text:p>
          </table:table-cell>
          <table:table-cell office:value-type="float" office:value="3.002288072018" calcext:value-type="float">
            <text:p>3.002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17271589487" calcext:value-type="float">
            <text:p>2.18017</text:p>
          </table:table-cell>
          <table:table-cell office:value-type="float" office:value="2.21252596996245" calcext:value-type="float">
            <text:p>2.21253</text:p>
          </table:table-cell>
          <table:table-cell office:value-type="float" office:value="3.02046307884856" calcext:value-type="float">
            <text:p>3.0204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65151230705" calcext:value-type="float">
            <text:p>2.16652</text:p>
          </table:table-cell>
          <table:table-cell office:value-type="float" office:value="2.21020692532332" calcext:value-type="float">
            <text:p>2.21021</text:p>
          </table:table-cell>
          <table:table-cell office:value-type="float" office:value="3.09309261576971" calcext:value-type="float">
            <text:p>3.0930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82356624092" calcext:value-type="float">
            <text:p>2.18382</text:p>
          </table:table-cell>
          <table:table-cell office:value-type="float" office:value="2.20783214375156" calcext:value-type="float">
            <text:p>2.20783</text:p>
          </table:table-cell>
          <table:table-cell office:value-type="float" office:value="3.01588279489106" calcext:value-type="float">
            <text:p>3.0158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904496957573" calcext:value-type="float">
            <text:p>2.11904</text:p>
          </table:table-cell>
          <table:table-cell office:value-type="float" office:value="2.20175762690673" calcext:value-type="float">
            <text:p>2.20176</text:p>
          </table:table-cell>
          <table:table-cell office:value-type="float" office:value="2.80438734683671" calcext:value-type="float">
            <text:p>2.8043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42804451113" calcext:value-type="float">
            <text:p>2.20843</text:p>
          </table:table-cell>
          <table:table-cell office:value-type="float" office:value="2.19661269484038" calcext:value-type="float">
            <text:p>2.19661</text:p>
          </table:table-cell>
          <table:table-cell office:value-type="float" office:value="2.98590147536884" calcext:value-type="float">
            <text:p>2.985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1225775193798" calcext:value-type="float">
            <text:p>2.11226</text:p>
          </table:table-cell>
          <table:table-cell office:value-type="float" office:value="2.19457697757773" calcext:value-type="float">
            <text:p>2.19458</text:p>
          </table:table-cell>
          <table:table-cell office:value-type="float" office:value="2.77472868217054" calcext:value-type="float">
            <text:p>2.7747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749927028605" calcext:value-type="float">
            <text:p>2.1875</text:p>
          </table:table-cell>
          <table:table-cell office:value-type="float" office:value="2.12130650070887" calcext:value-type="float">
            <text:p>2.12131</text:p>
          </table:table-cell>
          <table:table-cell office:value-type="float" office:value="3.04133224918689" calcext:value-type="float">
            <text:p>3.0413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265678425486" calcext:value-type="float">
            <text:p>2.22266</text:p>
          </table:table-cell>
          <table:table-cell office:value-type="float" office:value="2.09597051955633" calcext:value-type="float">
            <text:p>2.09597</text:p>
          </table:table-cell>
          <table:table-cell office:value-type="float" office:value="3.04193520140105" calcext:value-type="float">
            <text:p>3.0419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5" calcext:value-type="float">
            <text:p>5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0" calcext:value-type="float">
            <text:p>0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0" calcext:value-type="float">
            <text:p>0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0" calcext:value-type="float">
            <text:p>0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0" calcext:value-type="float">
            <text:p>0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5" calcext:value-type="float">
            <text:p>5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0" calcext:value-type="float">
            <text:p>0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33:40.733237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37:27.219194093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24" meta:object-count="0"/>
  </office:meta>
</office:document-meta>
</file>